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7205in" svg:y="3.9756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372225" calcext:value-type="float">
            <text:p>372225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360434" calcext:value-type="float">
            <text:p>36043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3673834" calcext:value-type="float">
            <text:p>0.3673834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532" calcext:value-type="float">
            <text:p>36653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1.1991856" calcext:value-type="float">
            <text:p>1.1991856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49" calcext:value-type="float">
            <text:p>3767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5.5355613" calcext:value-type="float">
            <text:p>5.5355613</text:p>
          </table:table-cell>
          <table:table-cell table:style-name="ce14" table:formula="of:=[.C28]" office:value-type="float" office:value="12.5583" calcext:value-type="float">
            <text:p>12.5583</text:p>
          </table:table-cell>
        </table:table-row>
        <table:table-row table:style-name="ro1">
          <table:table-cell office:value-type="float" office:value="362536" calcext:value-type="float">
            <text:p>36253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6.5688443" calcext:value-type="float">
            <text:p>6.5688443</text:p>
          </table:table-cell>
          <table:table-cell table:style-name="ce14" table:formula="of:=[.C29]" office:value-type="float" office:value="10.6601" calcext:value-type="float">
            <text:p>10.6601</text:p>
          </table:table-cell>
        </table:table-row>
        <table:table-row table:style-name="ro1">
          <table:table-cell office:value-type="float" office:value="375827" calcext:value-type="float">
            <text:p>375827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0.2359347" calcext:value-type="float">
            <text:p>10.2359347</text:p>
          </table:table-cell>
          <table:table-cell table:style-name="ce14" table:formula="of:=[.C30]" office:value-type="float" office:value="0.240214" calcext:value-type="float">
            <text:p>0.240214</text:p>
          </table:table-cell>
        </table:table-row>
        <table:table-row table:style-name="ro1">
          <table:table-cell office:value-type="float" office:value="375076" calcext:value-type="float">
            <text:p>375076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4.2619366" calcext:value-type="float">
            <text:p>14.2619366</text:p>
          </table:table-cell>
          <table:table-cell table:style-name="ce14" table:formula="of:=[.C31]" office:value-type="float" office:value="13.2353" calcext:value-type="float">
            <text:p>13.2353</text:p>
          </table:table-cell>
        </table:table-row>
        <table:table-row table:style-name="ro1">
          <table:table-cell office:value-type="float" office:value="362646" calcext:value-type="float">
            <text:p>362646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9.7514492" calcext:value-type="float">
            <text:p>19.7514492</text:p>
          </table:table-cell>
          <table:table-cell table:style-name="ce14" table:formula="of:=[.C32]" office:value-type="float" office:value="15.6498" calcext:value-type="float">
            <text:p>15.6498</text:p>
          </table:table-cell>
        </table:table-row>
        <table:table-row table:style-name="ro1">
          <table:table-cell office:value-type="float" office:value="372857" calcext:value-type="float">
            <text:p>372857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25.0623777" calcext:value-type="float">
            <text:p>25.0623777</text:p>
          </table:table-cell>
          <table:table-cell table:style-name="ce14" table:formula="of:=[.C33]" office:value-type="float" office:value="17.6718" calcext:value-type="float">
            <text:p>17.6718</text:p>
          </table:table-cell>
        </table:table-row>
        <table:table-row table:style-name="ro1">
          <table:table-cell office:value-type="float" office:value="348952" calcext:value-type="float">
            <text:p>348952</text:p>
          </table:table-cell>
          <table:table-cell table:formula="of:=AVERAGE([.A2:.A11])/10^6" office:value-type="float" office:value="0.3673834" calcext:value-type="float">
            <text:p>0.3673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53736" calcext:value-type="float">
            <text:p>1253736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262536" calcext:value-type="float">
            <text:p>1262536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172936" calcext:value-type="float">
            <text:p>117293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1.1454529" calcext:value-type="float">
            <text:p>1.1454529</text:p>
          </table:table-cell>
          <table:table-cell table:style-name="ce14" table:formula="of:=[.C34]" office:value-type="float" office:value="0.623501" calcext:value-type="float">
            <text:p>0.623501</text:p>
          </table:table-cell>
        </table:table-row>
        <table:table-row table:style-name="ro1">
          <table:table-cell office:value-type="float" office:value="1161606" calcext:value-type="float">
            <text:p>1161606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1.9025128" calcext:value-type="float">
            <text:p>1.9025128</text:p>
          </table:table-cell>
          <table:table-cell table:style-name="ce14" table:formula="of:=[.C35]" office:value-type="float" office:value="2.44551" calcext:value-type="float">
            <text:p>2.44551</text:p>
          </table:table-cell>
        </table:table-row>
        <table:table-row table:style-name="ro1">
          <table:table-cell office:value-type="float" office:value="1178187" calcext:value-type="float">
            <text:p>1178187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3.6806284" calcext:value-type="float">
            <text:p>3.6806284</text:p>
          </table:table-cell>
          <table:table-cell table:style-name="ce14" table:formula="of:=[.C36]" office:value-type="float" office:value="5.25466" calcext:value-type="float">
            <text:p>5.25466</text:p>
          </table:table-cell>
        </table:table-row>
        <table:table-row table:style-name="ro1">
          <table:table-cell office:value-type="float" office:value="1162592" calcext:value-type="float">
            <text:p>1162592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7.7799515" calcext:value-type="float">
            <text:p>7.7799515</text:p>
          </table:table-cell>
          <table:table-cell table:style-name="ce14" table:formula="of:=[.C37]" office:value-type="float" office:value="5.3505" calcext:value-type="float">
            <text:p>5.3505</text:p>
          </table:table-cell>
        </table:table-row>
        <table:table-row table:style-name="ro1">
          <table:table-cell office:value-type="float" office:value="1208610" calcext:value-type="float">
            <text:p>1208610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14.7233278" calcext:value-type="float">
            <text:p>14.7233278</text:p>
          </table:table-cell>
          <table:table-cell table:style-name="ce14" table:formula="of:=[.C38]" office:value-type="float" office:value="7.79767" calcext:value-type="float">
            <text:p>7.79767</text:p>
          </table:table-cell>
        </table:table-row>
        <table:table-row table:style-name="ro1">
          <table:table-cell office:value-type="float" office:value="1220366" calcext:value-type="float">
            <text:p>122036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8.8097839" calcext:value-type="float">
            <text:p>18.8097839</text:p>
          </table:table-cell>
          <table:table-cell table:style-name="ce14" table:formula="of:=[.C39]" office:value-type="float" office:value="10.5639" calcext:value-type="float">
            <text:p>10.5639</text:p>
          </table:table-cell>
        </table:table-row>
        <table:table-row table:style-name="ro1">
          <table:table-cell office:value-type="float" office:value="1135633" calcext:value-type="float">
            <text:p>1135633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25.5511584" calcext:value-type="float">
            <text:p>25.5511584</text:p>
          </table:table-cell>
          <table:table-cell table:style-name="ce14" table:formula="of:=[.C40]" office:value-type="float" office:value="13.0963" calcext:value-type="float">
            <text:p>13.0963</text:p>
          </table:table-cell>
        </table:table-row>
        <table:table-row table:style-name="ro1">
          <table:table-cell office:value-type="float" office:value="1235654" calcext:value-type="float">
            <text:p>1235654</text:p>
          </table:table-cell>
          <table:table-cell table:formula="of:=AVERAGE([.A13:.A22])/10^6" office:value-type="float" office:value="1.1991856" calcext:value-type="float">
            <text:p>1.1991856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1.862387" calcext:value-type="float">
            <text:p>31.862387</text:p>
          </table:table-cell>
          <table:table-cell table:style-name="ce14" table:formula="of:=[.C41]" office:value-type="float" office:value="7.86245" calcext:value-type="float">
            <text:p>7.86245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4805178" calcext:value-type="float">
            <text:p>4805178</text:p>
          </table:table-cell>
          <table:table-cell table:number-columns-repeated="4"/>
        </table:table-row>
        <table:table-row table:style-name="ro1">
          <table:table-cell office:value-type="float" office:value="5468600" calcext:value-type="float">
            <text:p>5468600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4957900" calcext:value-type="float">
            <text:p>49579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4743091" calcext:value-type="float">
            <text:p>47430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9000" calcext:value-type="float">
            <text:p>5539000</text:p>
          </table:table-cell>
          <table:table-cell/>
          <table:table-cell office:value-type="float" office:value="12.5583" calcext:value-type="float">
            <text:p>12.5583</text:p>
          </table:table-cell>
          <table:table-cell table:number-columns-repeated="2"/>
        </table:table-row>
        <table:table-row table:style-name="ro1">
          <table:table-cell office:value-type="float" office:value="5740853" calcext:value-type="float">
            <text:p>5740853</text:p>
          </table:table-cell>
          <table:table-cell/>
          <table:table-cell office:value-type="float" office:value="10.6601" calcext:value-type="float">
            <text:p>10.6601</text:p>
          </table:table-cell>
          <table:table-cell table:number-columns-repeated="2"/>
        </table:table-row>
        <table:table-row table:style-name="ro1">
          <table:table-cell office:value-type="float" office:value="5826542" calcext:value-type="float">
            <text:p>5826542</text:p>
          </table:table-cell>
          <table:table-cell/>
          <table:table-cell office:value-type="float" office:value="0.240214" calcext:value-type="float">
            <text:p>0.240214</text:p>
          </table:table-cell>
          <table:table-cell table:number-columns-repeated="2"/>
        </table:table-row>
        <table:table-row table:style-name="ro1">
          <table:table-cell office:value-type="float" office:value="6415351" calcext:value-type="float">
            <text:p>6415351</text:p>
          </table:table-cell>
          <table:table-cell/>
          <table:table-cell office:value-type="float" office:value="13.2353" calcext:value-type="float">
            <text:p>13.2353</text:p>
          </table:table-cell>
          <table:table-cell table:number-columns-repeated="2"/>
        </table:table-row>
        <table:table-row table:style-name="ro1">
          <table:table-cell office:value-type="float" office:value="5632284" calcext:value-type="float">
            <text:p>5632284</text:p>
          </table:table-cell>
          <table:table-cell office:value-type="string" calcext:value-type="string">
            <text:p>sr</text:p>
          </table:table-cell>
          <table:table-cell office:value-type="float" office:value="15.6498" calcext:value-type="float">
            <text:p>15.6498</text:p>
          </table:table-cell>
          <table:table-cell table:number-columns-repeated="2"/>
        </table:table-row>
        <table:table-row table:style-name="ro1">
          <table:table-cell office:value-type="float" office:value="6226814" calcext:value-type="float">
            <text:p>6226814</text:p>
          </table:table-cell>
          <table:table-cell table:formula="of:=AVERAGE([.A24:.A33])/10^6" office:value-type="float" office:value="5.5355613" calcext:value-type="float">
            <text:p>5.5355613</text:p>
          </table:table-cell>
          <table:table-cell office:value-type="float" office:value="17.6718" calcext:value-type="float">
            <text:p>17.6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623501" calcext:value-type="float">
            <text:p>0.623501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6554047" calcext:value-type="float">
            <text:p>6554047</text:p>
          </table:table-cell>
          <table:table-cell/>
          <table:table-cell office:value-type="float" office:value="2.44551" calcext:value-type="float">
            <text:p>2.44551</text:p>
          </table:table-cell>
          <table:table-cell table:number-columns-repeated="2"/>
        </table:table-row>
        <table:table-row table:style-name="ro1">
          <table:table-cell office:value-type="float" office:value="6926297" calcext:value-type="float">
            <text:p>6926297</text:p>
          </table:table-cell>
          <table:table-cell/>
          <table:table-cell office:value-type="float" office:value="5.25466" calcext:value-type="float">
            <text:p>5.25466</text:p>
          </table:table-cell>
          <table:table-cell table:number-columns-repeated="2"/>
        </table:table-row>
        <table:table-row table:style-name="ro1">
          <table:table-cell office:value-type="float" office:value="6451918" calcext:value-type="float">
            <text:p>6451918</text:p>
          </table:table-cell>
          <table:table-cell/>
          <table:table-cell office:value-type="float" office:value="5.3505" calcext:value-type="float">
            <text:p>5.3505</text:p>
          </table:table-cell>
          <table:table-cell table:number-columns-repeated="2"/>
        </table:table-row>
        <table:table-row table:style-name="ro1">
          <table:table-cell office:value-type="float" office:value="6942019" calcext:value-type="float">
            <text:p>6942019</text:p>
          </table:table-cell>
          <table:table-cell/>
          <table:table-cell office:value-type="float" office:value="7.79767" calcext:value-type="float">
            <text:p>7.79767</text:p>
          </table:table-cell>
          <table:table-cell table:number-columns-repeated="2"/>
        </table:table-row>
        <table:table-row table:style-name="ro1">
          <table:table-cell office:value-type="float" office:value="5972081" calcext:value-type="float">
            <text:p>5972081</text:p>
          </table:table-cell>
          <table:table-cell/>
          <table:table-cell office:value-type="float" office:value="10.5639" calcext:value-type="float">
            <text:p>10.5639</text:p>
          </table:table-cell>
          <table:table-cell table:number-columns-repeated="2"/>
        </table:table-row>
        <table:table-row table:style-name="ro1">
          <table:table-cell office:value-type="float" office:value="7185289" calcext:value-type="float">
            <text:p>7185289</text:p>
          </table:table-cell>
          <table:table-cell/>
          <table:table-cell office:value-type="float" office:value="13.0963" calcext:value-type="float">
            <text:p>13.0963</text:p>
          </table:table-cell>
          <table:table-cell table:number-columns-repeated="2"/>
        </table:table-row>
        <table:table-row table:style-name="ro1">
          <table:table-cell office:value-type="float" office:value="6357849" calcext:value-type="float">
            <text:p>6357849</text:p>
          </table:table-cell>
          <table:table-cell/>
          <table:table-cell office:value-type="float" office:value="7.86245" calcext:value-type="float">
            <text:p>7.86245</text:p>
          </table:table-cell>
          <table:table-cell table:number-columns-repeated="2"/>
        </table:table-row>
        <table:table-row table:style-name="ro1">
          <table:table-cell office:value-type="float" office:value="6759492" calcext:value-type="float">
            <text:p>6759492</text:p>
          </table:table-cell>
          <table:table-cell table:number-columns-repeated="4"/>
        </table:table-row>
        <table:table-row table:style-name="ro1">
          <table:table-cell office:value-type="float" office:value="5807256" calcext:value-type="float">
            <text:p>580725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732195" calcext:value-type="float">
            <text:p>6732195</text:p>
          </table:table-cell>
          <table:table-cell table:formula="of:=AVERAGE([.A35:.A44])/10^6" office:value-type="float" office:value="6.5688443" calcext:value-type="float">
            <text:p>6.5688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0409467" calcext:value-type="float">
            <text:p>10409467</text:p>
          </table:table-cell>
          <table:table-cell table:number-columns-repeated="4"/>
        </table:table-row>
        <table:table-row table:style-name="ro1">
          <table:table-cell office:value-type="float" office:value="10230922" calcext:value-type="float">
            <text:p>10230922</text:p>
          </table:table-cell>
          <table:table-cell table:number-columns-repeated="4"/>
        </table:table-row>
        <table:table-row table:style-name="ro1">
          <table:table-cell office:value-type="float" office:value="10394591" calcext:value-type="float">
            <text:p>10394591</text:p>
          </table:table-cell>
          <table:table-cell table:number-columns-repeated="4"/>
        </table:table-row>
        <table:table-row table:style-name="ro1">
          <table:table-cell office:value-type="float" office:value="9997321" calcext:value-type="float">
            <text:p>9997321</text:p>
          </table:table-cell>
          <table:table-cell table:number-columns-repeated="4"/>
        </table:table-row>
        <table:table-row table:style-name="ro1">
          <table:table-cell office:value-type="float" office:value="9996206" calcext:value-type="float">
            <text:p>9996206</text:p>
          </table:table-cell>
          <table:table-cell table:number-columns-repeated="4"/>
        </table:table-row>
        <table:table-row table:style-name="ro1">
          <table:table-cell office:value-type="float" office:value="10073236" calcext:value-type="float">
            <text:p>10073236</text:p>
          </table:table-cell>
          <table:table-cell table:number-columns-repeated="4"/>
        </table:table-row>
        <table:table-row table:style-name="ro1">
          <table:table-cell office:value-type="float" office:value="10586418" calcext:value-type="float">
            <text:p>10586418</text:p>
          </table:table-cell>
          <table:table-cell table:number-columns-repeated="4"/>
        </table:table-row>
        <table:table-row table:style-name="ro1">
          <table:table-cell office:value-type="float" office:value="10500550" calcext:value-type="float">
            <text:p>10500550</text:p>
          </table:table-cell>
          <table:table-cell table:number-columns-repeated="4"/>
        </table:table-row>
        <table:table-row table:style-name="ro1">
          <table:table-cell office:value-type="float" office:value="10164224" calcext:value-type="float">
            <text:p>1016422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006412" calcext:value-type="float">
            <text:p>10006412</text:p>
          </table:table-cell>
          <table:table-cell table:formula="of:=AVERAGE([.A46:.A55])/10^6" office:value-type="float" office:value="10.2359347" calcext:value-type="float">
            <text:p>10.2359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1266933" calcext:value-type="float">
            <text:p>11266933</text:p>
          </table:table-cell>
          <table:table-cell table:number-columns-repeated="4"/>
        </table:table-row>
        <table:table-row table:style-name="ro1">
          <table:table-cell office:value-type="float" office:value="14547792" calcext:value-type="float">
            <text:p>14547792</text:p>
          </table:table-cell>
          <table:table-cell table:number-columns-repeated="4"/>
        </table:table-row>
        <table:table-row table:style-name="ro1">
          <table:table-cell office:value-type="float" office:value="15416473" calcext:value-type="float">
            <text:p>15416473</text:p>
          </table:table-cell>
          <table:table-cell table:number-columns-repeated="4"/>
        </table:table-row>
        <table:table-row table:style-name="ro1">
          <table:table-cell office:value-type="float" office:value="13399727" calcext:value-type="float">
            <text:p>13399727</text:p>
          </table:table-cell>
          <table:table-cell table:number-columns-repeated="4"/>
        </table:table-row>
        <table:table-row table:style-name="ro1">
          <table:table-cell office:value-type="float" office:value="14817253" calcext:value-type="float">
            <text:p>14817253</text:p>
          </table:table-cell>
          <table:table-cell table:number-columns-repeated="4"/>
        </table:table-row>
        <table:table-row table:style-name="ro1">
          <table:table-cell office:value-type="float" office:value="14711158" calcext:value-type="float">
            <text:p>14711158</text:p>
          </table:table-cell>
          <table:table-cell table:number-columns-repeated="4"/>
        </table:table-row>
        <table:table-row table:style-name="ro1">
          <table:table-cell office:value-type="float" office:value="14690750" calcext:value-type="float">
            <text:p>14690750</text:p>
          </table:table-cell>
          <table:table-cell table:number-columns-repeated="4"/>
        </table:table-row>
        <table:table-row table:style-name="ro1">
          <table:table-cell office:value-type="float" office:value="14421765" calcext:value-type="float">
            <text:p>14421765</text:p>
          </table:table-cell>
          <table:table-cell table:number-columns-repeated="4"/>
        </table:table-row>
        <table:table-row table:style-name="ro1">
          <table:table-cell office:value-type="float" office:value="14993431" calcext:value-type="float">
            <text:p>1499343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354084" calcext:value-type="float">
            <text:p>14354084</text:p>
          </table:table-cell>
          <table:table-cell table:formula="of:=AVERAGE([.A57:.A66])/10^6" office:value-type="float" office:value="14.2619366" calcext:value-type="float">
            <text:p>14.2619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8513904" calcext:value-type="float">
            <text:p>18513904</text:p>
          </table:table-cell>
          <table:table-cell table:number-columns-repeated="4"/>
        </table:table-row>
        <table:table-row table:style-name="ro1">
          <table:table-cell office:value-type="float" office:value="18748361" calcext:value-type="float">
            <text:p>18748361</text:p>
          </table:table-cell>
          <table:table-cell table:number-columns-repeated="4"/>
        </table:table-row>
        <table:table-row table:style-name="ro1">
          <table:table-cell office:value-type="float" office:value="20444701" calcext:value-type="float">
            <text:p>20444701</text:p>
          </table:table-cell>
          <table:table-cell table:number-columns-repeated="4"/>
        </table:table-row>
        <table:table-row table:style-name="ro1">
          <table:table-cell office:value-type="float" office:value="20758187" calcext:value-type="float">
            <text:p>20758187</text:p>
          </table:table-cell>
          <table:table-cell table:number-columns-repeated="4"/>
        </table:table-row>
        <table:table-row table:style-name="ro1">
          <table:table-cell office:value-type="float" office:value="21538763" calcext:value-type="float">
            <text:p>21538763</text:p>
          </table:table-cell>
          <table:table-cell table:number-columns-repeated="4"/>
        </table:table-row>
        <table:table-row table:style-name="ro1">
          <table:table-cell office:value-type="float" office:value="17974043" calcext:value-type="float">
            <text:p>17974043</text:p>
          </table:table-cell>
          <table:table-cell table:number-columns-repeated="4"/>
        </table:table-row>
        <table:table-row table:style-name="ro1">
          <table:table-cell office:value-type="float" office:value="20851132" calcext:value-type="float">
            <text:p>20851132</text:p>
          </table:table-cell>
          <table:table-cell table:number-columns-repeated="4"/>
        </table:table-row>
        <table:table-row table:style-name="ro1">
          <table:table-cell office:value-type="float" office:value="18556085" calcext:value-type="float">
            <text:p>18556085</text:p>
          </table:table-cell>
          <table:table-cell table:number-columns-repeated="4"/>
        </table:table-row>
        <table:table-row table:style-name="ro1">
          <table:table-cell office:value-type="float" office:value="22399898" calcext:value-type="float">
            <text:p>2239989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729418" calcext:value-type="float">
            <text:p>17729418</text:p>
          </table:table-cell>
          <table:table-cell table:formula="of:=AVERAGE([.A68:.A77])/10^6" office:value-type="float" office:value="19.7514492" calcext:value-type="float">
            <text:p>19.7514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24379960" calcext:value-type="float">
            <text:p>24379960</text:p>
          </table:table-cell>
          <table:table-cell table:number-columns-repeated="4"/>
        </table:table-row>
        <table:table-row table:style-name="ro1">
          <table:table-cell office:value-type="float" office:value="23945027" calcext:value-type="float">
            <text:p>23945027</text:p>
          </table:table-cell>
          <table:table-cell table:number-columns-repeated="4"/>
        </table:table-row>
        <table:table-row table:style-name="ro1">
          <table:table-cell office:value-type="float" office:value="26291669" calcext:value-type="float">
            <text:p>26291669</text:p>
          </table:table-cell>
          <table:table-cell table:number-columns-repeated="4"/>
        </table:table-row>
        <table:table-row table:style-name="ro1">
          <table:table-cell office:value-type="float" office:value="24154898" calcext:value-type="float">
            <text:p>24154898</text:p>
          </table:table-cell>
          <table:table-cell table:number-columns-repeated="4"/>
        </table:table-row>
        <table:table-row table:style-name="ro1">
          <table:table-cell office:value-type="float" office:value="24959388" calcext:value-type="float">
            <text:p>24959388</text:p>
          </table:table-cell>
          <table:table-cell table:number-columns-repeated="4"/>
        </table:table-row>
        <table:table-row table:style-name="ro1">
          <table:table-cell office:value-type="float" office:value="26062525" calcext:value-type="float">
            <text:p>26062525</text:p>
          </table:table-cell>
          <table:table-cell table:number-columns-repeated="4"/>
        </table:table-row>
        <table:table-row table:style-name="ro1">
          <table:table-cell office:value-type="float" office:value="27367615" calcext:value-type="float">
            <text:p>27367615</text:p>
          </table:table-cell>
          <table:table-cell table:number-columns-repeated="4"/>
        </table:table-row>
        <table:table-row table:style-name="ro1">
          <table:table-cell office:value-type="float" office:value="24397566" calcext:value-type="float">
            <text:p>24397566</text:p>
          </table:table-cell>
          <table:table-cell table:number-columns-repeated="4"/>
        </table:table-row>
        <table:table-row table:style-name="ro1">
          <table:table-cell office:value-type="float" office:value="25898441" calcext:value-type="float">
            <text:p>2589844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3166688" calcext:value-type="float">
            <text:p>23166688</text:p>
          </table:table-cell>
          <table:table-cell table:formula="of:=AVERAGE([.A79:.A88])/10^6" office:value-type="float" office:value="25.0623777" calcext:value-type="float">
            <text:p>25.0623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016779" calcext:value-type="float">
            <text:p>1016779</text:p>
          </table:table-cell>
          <table:table-cell table:number-columns-repeated="4"/>
        </table:table-row>
        <table:table-row table:style-name="ro1">
          <table:table-cell office:value-type="float" office:value="1148208" calcext:value-type="float">
            <text:p>1148208</text:p>
          </table:table-cell>
          <table:table-cell table:number-columns-repeated="4"/>
        </table:table-row>
        <table:table-row table:style-name="ro1">
          <table:table-cell office:value-type="float" office:value="1142921" calcext:value-type="float">
            <text:p>1142921</text:p>
          </table:table-cell>
          <table:table-cell table:number-columns-repeated="4"/>
        </table:table-row>
        <table:table-row table:style-name="ro1">
          <table:table-cell office:value-type="float" office:value="1134650" calcext:value-type="float">
            <text:p>1134650</text:p>
          </table:table-cell>
          <table:table-cell table:number-columns-repeated="4"/>
        </table:table-row>
        <table:table-row table:style-name="ro1">
          <table:table-cell office:value-type="float" office:value="1101470" calcext:value-type="float">
            <text:p>1101470</text:p>
          </table:table-cell>
          <table:table-cell table:number-columns-repeated="4"/>
        </table:table-row>
        <table:table-row table:style-name="ro1">
          <table:table-cell office:value-type="float" office:value="1133625" calcext:value-type="float">
            <text:p>1133625</text:p>
          </table:table-cell>
          <table:table-cell table:number-columns-repeated="4"/>
        </table:table-row>
        <table:table-row table:style-name="ro1">
          <table:table-cell office:value-type="float" office:value="1150157" calcext:value-type="float">
            <text:p>1150157</text:p>
          </table:table-cell>
          <table:table-cell table:number-columns-repeated="4"/>
        </table:table-row>
        <table:table-row table:style-name="ro1">
          <table:table-cell office:value-type="float" office:value="1186874" calcext:value-type="float">
            <text:p>1186874</text:p>
          </table:table-cell>
          <table:table-cell table:number-columns-repeated="4"/>
        </table:table-row>
        <table:table-row table:style-name="ro1">
          <table:table-cell office:value-type="float" office:value="1085989" calcext:value-type="float">
            <text:p>108598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53856" calcext:value-type="float">
            <text:p>1353856</text:p>
          </table:table-cell>
          <table:table-cell table:formula="of:=AVERAGE([.A90:.A99])/10^6" office:value-type="float" office:value="1.1454529" calcext:value-type="float">
            <text:p>1.1454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931895" calcext:value-type="float">
            <text:p>1931895</text:p>
          </table:table-cell>
          <table:table-cell table:number-columns-repeated="4"/>
        </table:table-row>
        <table:table-row table:style-name="ro1">
          <table:table-cell office:value-type="float" office:value="1938932" calcext:value-type="float">
            <text:p>1938932</text:p>
          </table:table-cell>
          <table:table-cell table:number-columns-repeated="4"/>
        </table:table-row>
        <table:table-row table:style-name="ro1">
          <table:table-cell office:value-type="float" office:value="1817271" calcext:value-type="float">
            <text:p>1817271</text:p>
          </table:table-cell>
          <table:table-cell table:number-columns-repeated="4"/>
        </table:table-row>
        <table:table-row table:style-name="ro1">
          <table:table-cell office:value-type="float" office:value="2244721" calcext:value-type="float">
            <text:p>2244721</text:p>
          </table:table-cell>
          <table:table-cell table:number-columns-repeated="4"/>
        </table:table-row>
        <table:table-row table:style-name="ro1">
          <table:table-cell office:value-type="float" office:value="1609435" calcext:value-type="float">
            <text:p>1609435</text:p>
          </table:table-cell>
          <table:table-cell table:number-columns-repeated="4"/>
        </table:table-row>
        <table:table-row table:style-name="ro1">
          <table:table-cell office:value-type="float" office:value="1879131" calcext:value-type="float">
            <text:p>1879131</text:p>
          </table:table-cell>
          <table:table-cell table:number-columns-repeated="4"/>
        </table:table-row>
        <table:table-row table:style-name="ro1">
          <table:table-cell office:value-type="float" office:value="1801161" calcext:value-type="float">
            <text:p>1801161</text:p>
          </table:table-cell>
          <table:table-cell table:number-columns-repeated="4"/>
        </table:table-row>
        <table:table-row table:style-name="ro1">
          <table:table-cell office:value-type="float" office:value="1847811" calcext:value-type="float">
            <text:p>1847811</text:p>
          </table:table-cell>
          <table:table-cell table:number-columns-repeated="4"/>
        </table:table-row>
        <table:table-row table:style-name="ro1">
          <table:table-cell office:value-type="float" office:value="1815394" calcext:value-type="float">
            <text:p>181539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139377" calcext:value-type="float">
            <text:p>2139377</text:p>
          </table:table-cell>
          <table:table-cell table:formula="of:=AVERAGE([.A101:.A110])/10^6" office:value-type="float" office:value="1.9025128" calcext:value-type="float">
            <text:p>1.9025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4134430" calcext:value-type="float">
            <text:p>4134430</text:p>
          </table:table-cell>
          <table:table-cell table:number-columns-repeated="4"/>
        </table:table-row>
        <table:table-row table:style-name="ro1">
          <table:table-cell office:value-type="float" office:value="3474912" calcext:value-type="float">
            <text:p>3474912</text:p>
          </table:table-cell>
          <table:table-cell table:number-columns-repeated="4"/>
        </table:table-row>
        <table:table-row table:style-name="ro1">
          <table:table-cell office:value-type="float" office:value="3540627" calcext:value-type="float">
            <text:p>3540627</text:p>
          </table:table-cell>
          <table:table-cell table:number-columns-repeated="4"/>
        </table:table-row>
        <table:table-row table:style-name="ro1">
          <table:table-cell office:value-type="float" office:value="3892737" calcext:value-type="float">
            <text:p>3892737</text:p>
          </table:table-cell>
          <table:table-cell table:number-columns-repeated="4"/>
        </table:table-row>
        <table:table-row table:style-name="ro1">
          <table:table-cell office:value-type="float" office:value="3668963" calcext:value-type="float">
            <text:p>3668963</text:p>
          </table:table-cell>
          <table:table-cell table:number-columns-repeated="4"/>
        </table:table-row>
        <table:table-row table:style-name="ro1">
          <table:table-cell office:value-type="float" office:value="3364380" calcext:value-type="float">
            <text:p>3364380</text:p>
          </table:table-cell>
          <table:table-cell table:number-columns-repeated="4"/>
        </table:table-row>
        <table:table-row table:style-name="ro1">
          <table:table-cell office:value-type="float" office:value="3615689" calcext:value-type="float">
            <text:p>3615689</text:p>
          </table:table-cell>
          <table:table-cell table:number-columns-repeated="4"/>
        </table:table-row>
        <table:table-row table:style-name="ro1">
          <table:table-cell office:value-type="float" office:value="3995316" calcext:value-type="float">
            <text:p>3995316</text:p>
          </table:table-cell>
          <table:table-cell table:number-columns-repeated="4"/>
        </table:table-row>
        <table:table-row table:style-name="ro1">
          <table:table-cell office:value-type="float" office:value="3716242" calcext:value-type="float">
            <text:p>371624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402988" calcext:value-type="float">
            <text:p>3402988</text:p>
          </table:table-cell>
          <table:table-cell table:formula="of:=AVERAGE([.A112:.A121])/10^6" office:value-type="float" office:value="3.6806284" calcext:value-type="float">
            <text:p>3.6806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8270227" calcext:value-type="float">
            <text:p>8270227</text:p>
          </table:table-cell>
          <table:table-cell table:number-columns-repeated="4"/>
        </table:table-row>
        <table:table-row table:style-name="ro1">
          <table:table-cell office:value-type="float" office:value="7718515" calcext:value-type="float">
            <text:p>7718515</text:p>
          </table:table-cell>
          <table:table-cell table:number-columns-repeated="4"/>
        </table:table-row>
        <table:table-row table:style-name="ro1">
          <table:table-cell office:value-type="float" office:value="7683461" calcext:value-type="float">
            <text:p>7683461</text:p>
          </table:table-cell>
          <table:table-cell table:number-columns-repeated="4"/>
        </table:table-row>
        <table:table-row table:style-name="ro1">
          <table:table-cell office:value-type="float" office:value="7914288" calcext:value-type="float">
            <text:p>7914288</text:p>
          </table:table-cell>
          <table:table-cell table:number-columns-repeated="4"/>
        </table:table-row>
        <table:table-row table:style-name="ro1">
          <table:table-cell office:value-type="float" office:value="8074694" calcext:value-type="float">
            <text:p>8074694</text:p>
          </table:table-cell>
          <table:table-cell table:number-columns-repeated="4"/>
        </table:table-row>
        <table:table-row table:style-name="ro1">
          <table:table-cell office:value-type="float" office:value="8584167" calcext:value-type="float">
            <text:p>8584167</text:p>
          </table:table-cell>
          <table:table-cell table:number-columns-repeated="4"/>
        </table:table-row>
        <table:table-row table:style-name="ro1">
          <table:table-cell office:value-type="float" office:value="7282716" calcext:value-type="float">
            <text:p>7282716</text:p>
          </table:table-cell>
          <table:table-cell table:number-columns-repeated="4"/>
        </table:table-row>
        <table:table-row table:style-name="ro1">
          <table:table-cell office:value-type="float" office:value="7547781" calcext:value-type="float">
            <text:p>7547781</text:p>
          </table:table-cell>
          <table:table-cell table:number-columns-repeated="4"/>
        </table:table-row>
        <table:table-row table:style-name="ro1">
          <table:table-cell office:value-type="float" office:value="7559735" calcext:value-type="float">
            <text:p>755973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163931" calcext:value-type="float">
            <text:p>7163931</text:p>
          </table:table-cell>
          <table:table-cell table:formula="of:=AVERAGE([.A123:.A132])/10^6" office:value-type="float" office:value="7.7799515" calcext:value-type="float">
            <text:p>7.7799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15406262" calcext:value-type="float">
            <text:p>15406262</text:p>
          </table:table-cell>
          <table:table-cell table:number-columns-repeated="4"/>
        </table:table-row>
        <table:table-row table:style-name="ro1">
          <table:table-cell office:value-type="float" office:value="14926813" calcext:value-type="float">
            <text:p>14926813</text:p>
          </table:table-cell>
          <table:table-cell table:number-columns-repeated="4"/>
        </table:table-row>
        <table:table-row table:style-name="ro1">
          <table:table-cell office:value-type="float" office:value="13412610" calcext:value-type="float">
            <text:p>13412610</text:p>
          </table:table-cell>
          <table:table-cell table:number-columns-repeated="4"/>
        </table:table-row>
        <table:table-row table:style-name="ro1">
          <table:table-cell office:value-type="float" office:value="15022066" calcext:value-type="float">
            <text:p>15022066</text:p>
          </table:table-cell>
          <table:table-cell table:number-columns-repeated="4"/>
        </table:table-row>
        <table:table-row table:style-name="ro1">
          <table:table-cell office:value-type="float" office:value="15910352" calcext:value-type="float">
            <text:p>15910352</text:p>
          </table:table-cell>
          <table:table-cell table:number-columns-repeated="4"/>
        </table:table-row>
        <table:table-row table:style-name="ro1">
          <table:table-cell office:value-type="float" office:value="13885415" calcext:value-type="float">
            <text:p>13885415</text:p>
          </table:table-cell>
          <table:table-cell table:number-columns-repeated="4"/>
        </table:table-row>
        <table:table-row table:style-name="ro1">
          <table:table-cell office:value-type="float" office:value="15005876" calcext:value-type="float">
            <text:p>15005876</text:p>
          </table:table-cell>
          <table:table-cell table:number-columns-repeated="4"/>
        </table:table-row>
        <table:table-row table:style-name="ro1">
          <table:table-cell office:value-type="float" office:value="13016138" calcext:value-type="float">
            <text:p>13016138</text:p>
          </table:table-cell>
          <table:table-cell table:number-columns-repeated="4"/>
        </table:table-row>
        <table:table-row table:style-name="ro1">
          <table:table-cell office:value-type="float" office:value="14961380" calcext:value-type="float">
            <text:p>1496138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686366" calcext:value-type="float">
            <text:p>15686366</text:p>
          </table:table-cell>
          <table:table-cell table:formula="of:=AVERAGE([.A134:.A143])/10^6" office:value-type="float" office:value="14.7233278" calcext:value-type="float">
            <text:p>14.7233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9857915" calcext:value-type="float">
            <text:p>19857915</text:p>
          </table:table-cell>
          <table:table-cell table:number-columns-repeated="4"/>
        </table:table-row>
        <table:table-row table:style-name="ro1">
          <table:table-cell office:value-type="float" office:value="18760159" calcext:value-type="float">
            <text:p>18760159</text:p>
          </table:table-cell>
          <table:table-cell table:number-columns-repeated="4"/>
        </table:table-row>
        <table:table-row table:style-name="ro1">
          <table:table-cell office:value-type="float" office:value="20174189" calcext:value-type="float">
            <text:p>20174189</text:p>
          </table:table-cell>
          <table:table-cell table:number-columns-repeated="4"/>
        </table:table-row>
        <table:table-row table:style-name="ro1">
          <table:table-cell office:value-type="float" office:value="17838563" calcext:value-type="float">
            <text:p>17838563</text:p>
          </table:table-cell>
          <table:table-cell table:number-columns-repeated="4"/>
        </table:table-row>
        <table:table-row table:style-name="ro1">
          <table:table-cell office:value-type="float" office:value="18385335" calcext:value-type="float">
            <text:p>18385335</text:p>
          </table:table-cell>
          <table:table-cell table:number-columns-repeated="4"/>
        </table:table-row>
        <table:table-row table:style-name="ro1">
          <table:table-cell office:value-type="float" office:value="18202714" calcext:value-type="float">
            <text:p>18202714</text:p>
          </table:table-cell>
          <table:table-cell table:number-columns-repeated="4"/>
        </table:table-row>
        <table:table-row table:style-name="ro1">
          <table:table-cell office:value-type="float" office:value="18597591" calcext:value-type="float">
            <text:p>18597591</text:p>
          </table:table-cell>
          <table:table-cell table:number-columns-repeated="4"/>
        </table:table-row>
        <table:table-row table:style-name="ro1">
          <table:table-cell office:value-type="float" office:value="19692095" calcext:value-type="float">
            <text:p>19692095</text:p>
          </table:table-cell>
          <table:table-cell table:number-columns-repeated="4"/>
        </table:table-row>
        <table:table-row table:style-name="ro1">
          <table:table-cell office:value-type="float" office:value="18919949" calcext:value-type="float">
            <text:p>1891994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669329" calcext:value-type="float">
            <text:p>17669329</text:p>
          </table:table-cell>
          <table:table-cell table:formula="of:=AVERAGE([.A145:.A154])/10^6" office:value-type="float" office:value="18.8097839" calcext:value-type="float">
            <text:p>18.8097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24674839" calcext:value-type="float">
            <text:p>24674839</text:p>
          </table:table-cell>
          <table:table-cell table:number-columns-repeated="4"/>
        </table:table-row>
        <table:table-row table:style-name="ro1">
          <table:table-cell office:value-type="float" office:value="24211015" calcext:value-type="float">
            <text:p>24211015</text:p>
          </table:table-cell>
          <table:table-cell table:number-columns-repeated="4"/>
        </table:table-row>
        <table:table-row table:style-name="ro1">
          <table:table-cell office:value-type="float" office:value="23133344" calcext:value-type="float">
            <text:p>23133344</text:p>
          </table:table-cell>
          <table:table-cell table:number-columns-repeated="4"/>
        </table:table-row>
        <table:table-row table:style-name="ro1">
          <table:table-cell office:value-type="float" office:value="23807557" calcext:value-type="float">
            <text:p>23807557</text:p>
          </table:table-cell>
          <table:table-cell table:number-columns-repeated="4"/>
        </table:table-row>
        <table:table-row table:style-name="ro1">
          <table:table-cell office:value-type="float" office:value="24393809" calcext:value-type="float">
            <text:p>24393809</text:p>
          </table:table-cell>
          <table:table-cell table:number-columns-repeated="4"/>
        </table:table-row>
        <table:table-row table:style-name="ro1">
          <table:table-cell office:value-type="float" office:value="24565004" calcext:value-type="float">
            <text:p>24565004</text:p>
          </table:table-cell>
          <table:table-cell table:number-columns-repeated="4"/>
        </table:table-row>
        <table:table-row table:style-name="ro1">
          <table:table-cell office:value-type="float" office:value="29263014" calcext:value-type="float">
            <text:p>29263014</text:p>
          </table:table-cell>
          <table:table-cell table:number-columns-repeated="4"/>
        </table:table-row>
        <table:table-row table:style-name="ro1">
          <table:table-cell office:value-type="float" office:value="26598894" calcext:value-type="float">
            <text:p>26598894</text:p>
          </table:table-cell>
          <table:table-cell table:number-columns-repeated="4"/>
        </table:table-row>
        <table:table-row table:style-name="ro1">
          <table:table-cell office:value-type="float" office:value="27809851" calcext:value-type="float">
            <text:p>2780985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7054257" calcext:value-type="float">
            <text:p>27054257</text:p>
          </table:table-cell>
          <table:table-cell table:formula="of:=AVERAGE([.A156:.A165])/10^6" office:value-type="float" office:value="25.5511584" calcext:value-type="float">
            <text:p>25.5511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31472804" calcext:value-type="float">
            <text:p>31472804</text:p>
          </table:table-cell>
          <table:table-cell table:number-columns-repeated="4"/>
        </table:table-row>
        <table:table-row table:style-name="ro1">
          <table:table-cell office:value-type="float" office:value="35155347" calcext:value-type="float">
            <text:p>35155347</text:p>
          </table:table-cell>
          <table:table-cell table:number-columns-repeated="4"/>
        </table:table-row>
        <table:table-row table:style-name="ro1">
          <table:table-cell office:value-type="float" office:value="30702790" calcext:value-type="float">
            <text:p>30702790</text:p>
          </table:table-cell>
          <table:table-cell table:number-columns-repeated="4"/>
        </table:table-row>
        <table:table-row table:style-name="ro1">
          <table:table-cell office:value-type="float" office:value="32034628" calcext:value-type="float">
            <text:p>32034628</text:p>
          </table:table-cell>
          <table:table-cell table:number-columns-repeated="4"/>
        </table:table-row>
        <table:table-row table:style-name="ro1">
          <table:table-cell office:value-type="float" office:value="31186512" calcext:value-type="float">
            <text:p>31186512</text:p>
          </table:table-cell>
          <table:table-cell table:number-columns-repeated="4"/>
        </table:table-row>
        <table:table-row table:style-name="ro1">
          <table:table-cell office:value-type="float" office:value="30487305" calcext:value-type="float">
            <text:p>30487305</text:p>
          </table:table-cell>
          <table:table-cell table:number-columns-repeated="4"/>
        </table:table-row>
        <table:table-row table:style-name="ro1">
          <table:table-cell office:value-type="float" office:value="30895303" calcext:value-type="float">
            <text:p>30895303</text:p>
          </table:table-cell>
          <table:table-cell table:number-columns-repeated="4"/>
        </table:table-row>
        <table:table-row table:style-name="ro1">
          <table:table-cell office:value-type="float" office:value="32307694" calcext:value-type="float">
            <text:p>32307694</text:p>
          </table:table-cell>
          <table:table-cell table:number-columns-repeated="4"/>
        </table:table-row>
        <table:table-row table:style-name="ro1">
          <table:table-cell office:value-type="float" office:value="33168192" calcext:value-type="float">
            <text:p>3316819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1213295" calcext:value-type="float">
            <text:p>31213295</text:p>
          </table:table-cell>
          <table:table-cell table:formula="of:=AVERAGE([.A167:.A176])/10^6" office:value-type="float" office:value="31.862387" calcext:value-type="float">
            <text:p>31.862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str_n_po_2_razy_2.csv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53in" svg:x="5.485in" svg:y="1.1606in">
            <draw:object draw:notify-on-update-of-ranges="Sheet2.C22:Sheet2.C37 Sheet2.B22:Sheet2.B37 Sheet2.B20:Sheet2.B20 Sheet2.C22:Sheet2.C37 Sheet2.B3:Sheet2.B18 Sheet2.B1:Sheet2.B1 Sheet2.C3:Sheet2.C18 Sheet2.B43:Sheet2.B58 Sheet2.B41:Sheet2.B41 Sheet2.C43:Sheet2.C58 Sheet2.B62:Sheet2.B77 Sheet2.B60:Sheet2.B60 Sheet2.C62:Sheet2.C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5.3339in" svg:y="5.3339in">
            <draw:object draw:notify-on-update-of-ranges="Sheet2.B62:Sheet2.B77 Sheet2.B60:Sheet2.B60 Sheet2.D62:Sheet2.D77 Sheet2.B43:Sheet2.B58 Sheet2.B41:Sheet2.B41 Sheet2.D43:Sheet2.D58 Sheet2.B3:Sheet2.B18 Sheet2.B1:Sheet2.B1 Sheet2.D3:Sheet2.D18 Sheet2.B22:Sheet2.B37 Sheet2.B20:Sheet2.B20 Sheet2.D22:Sheet2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0.5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244591" calcext:value-type="float">
            <text:p>0.124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25007" calcext:value-type="float">
            <text:p>0.325007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2121416" calcext:value-type="float">
            <text:p>1.2121416</text:p>
          </table:table-cell>
          <table:table-cell office:value-type="float" office:value="18.4603" calcext:value-type="float">
            <text:p>18.460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.5998447" calcext:value-type="float">
            <text:p>1.5998447</text:p>
          </table:table-cell>
          <table:table-cell office:value-type="float" office:value="15.3333" calcext:value-type="float">
            <text:p>15.333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.5538287" calcext:value-type="float">
            <text:p>2.5538287</text:p>
          </table:table-cell>
          <table:table-cell office:value-type="float" office:value="0.492883" calcext:value-type="float">
            <text:p>0.49288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.6419977" calcext:value-type="float">
            <text:p>3.6419977</text:p>
          </table:table-cell>
          <table:table-cell office:value-type="float" office:value="18.6662" calcext:value-type="float">
            <text:p>18.666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.1254418" calcext:value-type="float">
            <text:p>5.1254418</text:p>
          </table:table-cell>
          <table:table-cell office:value-type="float" office:value="22.2784" calcext:value-type="float">
            <text:p>22.278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.1767032" calcext:value-type="float">
            <text:p>6.1767032</text:p>
          </table:table-cell>
          <table:table-cell office:value-type="float" office:value="27.0513" calcext:value-type="float">
            <text:p>27.05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256718" calcext:value-type="float">
            <text:p>0.3256718</text:p>
          </table:table-cell>
          <table:table-cell office:value-type="float" office:value="1.70264" calcext:value-type="float">
            <text:p>1.7026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997031" calcext:value-type="float">
            <text:p>0.4997031</text:p>
          </table:table-cell>
          <table:table-cell office:value-type="float" office:value="5.6003" calcext:value-type="float">
            <text:p>5.600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093862" calcext:value-type="float">
            <text:p>0.9093862</text:p>
          </table:table-cell>
          <table:table-cell office:value-type="float" office:value="9.75776" calcext:value-type="float">
            <text:p>9.7577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3339871" calcext:value-type="float">
            <text:p>2.3339871</text:p>
          </table:table-cell>
          <table:table-cell office:value-type="float" office:value="11.8741" calcext:value-type="float">
            <text:p>11.874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.9818552" calcext:value-type="float">
            <text:p>3.9818552</text:p>
          </table:table-cell>
          <table:table-cell office:value-type="float" office:value="8.48184" calcext:value-type="float">
            <text:p>8.4818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0252556" calcext:value-type="float">
            <text:p>5.0252556</text:p>
          </table:table-cell>
          <table:table-cell office:value-type="float" office:value="9.57393" calcext:value-type="float">
            <text:p>9.5739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.2004973" calcext:value-type="float">
            <text:p>6.2004973</text:p>
          </table:table-cell>
          <table:table-cell office:value-type="float" office:value="14.7111" calcext:value-type="float">
            <text:p>14.711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.0392152" calcext:value-type="float">
            <text:p>7.0392152</text:p>
          </table:table-cell>
          <table:table-cell office:value-type="float" office:value="13.6617" calcext:value-type="float">
            <text:p>13.66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55375" calcext:value-type="float">
            <text:p>0.205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150527" calcext:value-type="float">
            <text:p>0.61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931555" calcext:value-type="float">
            <text:p>2.5931555</text:p>
          </table:table-cell>
          <table:table-cell office:value-type="float" office:value="16.3841" calcext:value-type="float">
            <text:p>16.38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9471013" calcext:value-type="float">
            <text:p>3.9471013</text:p>
          </table:table-cell>
          <table:table-cell office:value-type="float" office:value="12.8824" calcext:value-type="float">
            <text:p>12.88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5950013" calcext:value-type="float">
            <text:p>5.5950013</text:p>
          </table:table-cell>
          <table:table-cell office:value-type="float" office:value="0.382562" calcext:value-type="float">
            <text:p>0.3825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4903015" calcext:value-type="float">
            <text:p>8.4903015</text:p>
          </table:table-cell>
          <table:table-cell office:value-type="float" office:value="15.2252" calcext:value-type="float">
            <text:p>15.22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.0903101" calcext:value-type="float">
            <text:p>14.0903101</text:p>
          </table:table-cell>
          <table:table-cell office:value-type="float" office:value="21.1474" calcext:value-type="float">
            <text:p>21.14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.0016999" calcext:value-type="float">
            <text:p>13.0016999</text:p>
          </table:table-cell>
          <table:table-cell office:value-type="float" office:value="21.6462" calcext:value-type="float">
            <text:p>21.646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043874" calcext:value-type="float">
            <text:p>0.6043874</text:p>
          </table:table-cell>
          <table:table-cell office:value-type="float" office:value="1.00719" calcext:value-type="float">
            <text:p>1.007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0009485" calcext:value-type="float">
            <text:p>1.0009485</text:p>
          </table:table-cell>
          <table:table-cell office:value-type="float" office:value="4.54747" calcext:value-type="float">
            <text:p>4.547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674548" calcext:value-type="float">
            <text:p>1.7674548</text:p>
          </table:table-cell>
          <table:table-cell office:value-type="float" office:value="5.68323" calcext:value-type="float">
            <text:p>5.6832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1575363" calcext:value-type="float">
            <text:p>4.1575363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4477165" calcext:value-type="float">
            <text:p>8.4477165</text:p>
          </table:table-cell>
          <table:table-cell office:value-type="float" office:value="9.49615" calcext:value-type="float">
            <text:p>9.496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9581855" calcext:value-type="float">
            <text:p>12.9581855</text:p>
          </table:table-cell>
          <table:table-cell office:value-type="float" office:value="10.7068" calcext:value-type="float">
            <text:p>10.70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7494138" calcext:value-type="float">
            <text:p>12.7494138</text:p>
          </table:table-cell>
          <table:table-cell office:value-type="float" office:value="12.0741" calcext:value-type="float">
            <text:p>12.0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.3814997" calcext:value-type="float">
            <text:p>17.3814997</text:p>
          </table:table-cell>
          <table:table-cell office:value-type="float" office:value="10.948" calcext:value-type="float">
            <text:p>10.94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0.25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float" office:value="0.0857349" calcext:value-type="float">
            <text:p>0.085734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901972" calcext:value-type="float">
            <text:p>0.1901972</text:p>
          </table:table-cell>
          <table:table-cell table:style-name="ce14" office:value-type="float" office:value="0.769231" calcext:value-type="float">
            <text:p>0.7692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6724824" calcext:value-type="float">
            <text:p>0.6724824</text:p>
          </table:table-cell>
          <table:table-cell table:style-name="ce14" office:value-type="float" office:value="18.7947" calcext:value-type="float">
            <text:p>18.794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8780853" calcext:value-type="float">
            <text:p>0.8780853</text:p>
          </table:table-cell>
          <table:table-cell table:style-name="ce14" office:value-type="float" office:value="15.3464" calcext:value-type="float">
            <text:p>15.3464</text:p>
          </table:table-cell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1.3192223" calcext:value-type="float">
            <text:p>1.3192223</text:p>
          </table:table-cell>
          <table:table-cell table:style-name="ce14" office:value-type="float" office:value="0.464413" calcext:value-type="float">
            <text:p>0.464413</text:p>
          </table:table-cell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office:value-type="float" office:value="1.9192094" calcext:value-type="float">
            <text:p>1.9192094</text:p>
          </table:table-cell>
          <table:table-cell table:style-name="ce14" office:value-type="float" office:value="24.3997" calcext:value-type="float">
            <text:p>24.3997</text:p>
          </table:table-cell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office:value-type="float" office:value="2.8831897" calcext:value-type="float">
            <text:p>2.8831897</text:p>
          </table:table-cell>
          <table:table-cell table:style-name="ce14" office:value-type="float" office:value="27.0473" calcext:value-type="float">
            <text:p>27.0473</text:p>
          </table:table-cell>
        </table:table-row>
        <table:table-row table:style-name="ro1">
          <table:table-cell/>
          <table:table-cell table:style-name="ce5" office:value-type="float" office:value="71" calcext:value-type="float">
            <text:p>71</text:p>
          </table:table-cell>
          <table:table-cell table:style-name="ce10" office:value-type="float" office:value="3.230637" calcext:value-type="float">
            <text:p>3.230637</text:p>
          </table:table-cell>
          <table:table-cell table:style-name="ce14" office:value-type="float" office:value="31.2205" calcext:value-type="float">
            <text:p>31.220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22767" calcext:value-type="float">
            <text:p>0.222767</text:p>
          </table:table-cell>
          <table:table-cell office:value-type="float" office:value="2.89688" calcext:value-type="float">
            <text:p>2.8968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989753" calcext:value-type="float">
            <text:p>0.2989753</text:p>
          </table:table-cell>
          <table:table-cell office:value-type="float" office:value="9.59365" calcext:value-type="float">
            <text:p>9.5936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92403" calcext:value-type="float">
            <text:p>0.492403</text:p>
          </table:table-cell>
          <table:table-cell office:value-type="float" office:value="5.11801" calcext:value-type="float">
            <text:p>5.1180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0633613" calcext:value-type="float">
            <text:p>1.0633613</text:p>
          </table:table-cell>
          <table:table-cell office:value-type="float" office:value="10.1574" calcext:value-type="float">
            <text:p>10.157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8923325" calcext:value-type="float">
            <text:p>1.8923325</text:p>
          </table:table-cell>
          <table:table-cell office:value-type="float" office:value="15.3872" calcext:value-type="float">
            <text:p>15.387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.538709" calcext:value-type="float">
            <text:p>2.538709</text:p>
          </table:table-cell>
          <table:table-cell office:value-type="float" office:value="10.2158" calcext:value-type="float">
            <text:p>10.215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.2135847" calcext:value-type="float">
            <text:p>3.2135847</text:p>
          </table:table-cell>
          <table:table-cell office:value-type="float" office:value="15.9407" calcext:value-type="float">
            <text:p>15.940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.7113749" calcext:value-type="float">
            <text:p>3.7113749</text:p>
          </table:table-cell>
          <table:table-cell office:value-type="float" office:value="13.0297" calcext:value-type="float">
            <text:p>13.02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19927" calcext:value-type="float">
            <text:p>0.1619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512821" calcext:value-type="float">
            <text:p>0.51282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813004" calcext:value-type="float">
            <text:p>0.4813004</text:p>
          </table:table-cell>
          <table:table-cell office:value-type="float" office:value="19.6734" calcext:value-type="float">
            <text:p>19.67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5687269" calcext:value-type="float">
            <text:p>0.5687269</text:p>
          </table:table-cell>
          <table:table-cell office:value-type="float" office:value="17.8758" calcext:value-type="float">
            <text:p>17.875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7712538" calcext:value-type="float">
            <text:p>0.7712538</text:p>
          </table:table-cell>
          <table:table-cell office:value-type="float" office:value="0.660142" calcext:value-type="float">
            <text:p>0.66014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8325936" calcext:value-type="float">
            <text:p>0.8325936</text:p>
          </table:table-cell>
          <table:table-cell office:value-type="float" office:value="27.5844" calcext:value-type="float">
            <text:p>27.584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0042575" calcext:value-type="float">
            <text:p>1.0042575</text:p>
          </table:table-cell>
          <table:table-cell office:value-type="float" office:value="37.2703" calcext:value-type="float">
            <text:p>37.270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0540636" calcext:value-type="float">
            <text:p>1.0540636</text:p>
          </table:table-cell>
          <table:table-cell office:value-type="float" office:value="42.0718" calcext:value-type="float">
            <text:p>42.07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584892" calcext:value-type="float">
            <text:p>0.2584892</text:p>
          </table:table-cell>
          <table:table-cell office:value-type="float" office:value="2.25899" calcext:value-type="float">
            <text:p>2.2589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13865" calcext:value-type="float">
            <text:p>0.313865</text:p>
          </table:table-cell>
          <table:table-cell office:value-type="float" office:value="7.58035" calcext:value-type="float">
            <text:p>7.5803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74006" calcext:value-type="float">
            <text:p>0.4274006</text:p>
          </table:table-cell>
          <table:table-cell office:value-type="float" office:value="9.47826" calcext:value-type="float">
            <text:p>9.4782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6618017" calcext:value-type="float">
            <text:p>0.6618017</text:p>
          </table:table-cell>
          <table:table-cell office:value-type="float" office:value="17.2389" calcext:value-type="float">
            <text:p>17.23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987579" calcext:value-type="float">
            <text:p>0.9987579</text:p>
          </table:table-cell>
          <table:table-cell office:value-type="float" office:value="17.8653" calcext:value-type="float">
            <text:p>17.865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151128" calcext:value-type="float">
            <text:p>1.151128</text:p>
          </table:table-cell>
          <table:table-cell office:value-type="float" office:value="18.1095" calcext:value-type="float">
            <text:p>18.109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1299291" calcext:value-type="float">
            <text:p>1.1299291</text:p>
          </table:table-cell>
          <table:table-cell office:value-type="float" office:value="27.1704" calcext:value-type="float">
            <text:p>27.170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305031" calcext:value-type="float">
            <text:p>1.305031</text:p>
          </table:table-cell>
          <table:table-cell office:value-type="float" office:value="24.0335" calcext:value-type="float">
            <text:p>24.0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6:36:36.598981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6:23:10.641105325</meta:creation-date>
    <meta:generator>LibreOffice/6.4.6.2$Linux_X86_64 LibreOffice_project/40$Build-2</meta:generator>
    <dc:date>2020-12-17T16:41:22.778010123</dc:date>
    <meta:editing-duration>PT50M42S</meta:editing-duration>
    <meta:editing-cycles>8</meta:editing-cycles>
    <meta:document-statistic meta:table-count="2" meta:cell-count="49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8cm" svg:width="11.834cm" svg:height="6.818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3673834">
                <text:p>0.3673834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1454529">
                <text:p>1.1454529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.1991856">
                <text:p>1.1991856</text:p>
              </table:table-cell>
              <table:table-cell office:value-type="float" office:value="21">
                <text:p>21</text:p>
              </table:table-cell>
              <table:table-cell office:value-type="float" office:value="1.9025128">
                <text:p>1.9025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.5355613">
                <text:p>5.5355613</text:p>
              </table:table-cell>
              <table:table-cell office:value-type="float" office:value="29">
                <text:p>29</text:p>
              </table:table-cell>
              <table:table-cell office:value-type="float" office:value="3.6806284">
                <text:p>3.6806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6.5688443">
                <text:p>6.5688443</text:p>
              </table:table-cell>
              <table:table-cell office:value-type="float" office:value="42">
                <text:p>42</text:p>
              </table:table-cell>
              <table:table-cell office:value-type="float" office:value="7.7799515">
                <text:p>7.7799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0.2359347">
                <text:p>10.2359347</text:p>
              </table:table-cell>
              <table:table-cell office:value-type="float" office:value="52">
                <text:p>52</text:p>
              </table:table-cell>
              <table:table-cell office:value-type="float" office:value="14.7233278">
                <text:p>14.7233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4.2619366">
                <text:p>14.2619366</text:p>
              </table:table-cell>
              <table:table-cell office:value-type="float" office:value="58">
                <text:p>58</text:p>
              </table:table-cell>
              <table:table-cell office:value-type="float" office:value="18.8097839">
                <text:p>18.8097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9.7514492">
                <text:p>19.7514492</text:p>
              </table:table-cell>
              <table:table-cell office:value-type="float" office:value="70">
                <text:p>70</text:p>
              </table:table-cell>
              <table:table-cell office:value-type="float" office:value="25.5511584">
                <text:p>25.5511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5.0623777">
                <text:p>25.0623777</text:p>
              </table:table-cell>
              <table:table-cell office:value-type="float" office:value="76">
                <text:p>76</text:p>
              </table:table-cell>
              <table:table-cell office:value-type="float" office:value="31.862387">
                <text:p>31.862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036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623501">
                <text:p>0.623501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.44551">
                <text:p>2.44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2.5583">
                <text:p>12.5583</text:p>
              </table:table-cell>
              <table:table-cell office:value-type="float" office:value="29">
                <text:p>29</text:p>
              </table:table-cell>
              <table:table-cell office:value-type="float" office:value="5.25466">
                <text:p>5.25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0.6601">
                <text:p>10.6601</text:p>
              </table:table-cell>
              <table:table-cell office:value-type="float" office:value="42">
                <text:p>42</text:p>
              </table:table-cell>
              <table:table-cell office:value-type="float" office:value="5.3505">
                <text:p>5.3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240214">
                <text:p>0.240214</text:p>
              </table:table-cell>
              <table:table-cell office:value-type="float" office:value="52">
                <text:p>52</text:p>
              </table:table-cell>
              <table:table-cell office:value-type="float" office:value="7.79767">
                <text:p>7.7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3.2353">
                <text:p>13.2353</text:p>
              </table:table-cell>
              <table:table-cell office:value-type="float" office:value="58">
                <text:p>58</text:p>
              </table:table-cell>
              <table:table-cell office:value-type="float" office:value="10.5639">
                <text:p>10.5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5.6498">
                <text:p>15.6498</text:p>
              </table:table-cell>
              <table:table-cell office:value-type="float" office:value="70">
                <text:p>70</text:p>
              </table:table-cell>
              <table:table-cell office:value-type="float" office:value="13.0963">
                <text:p>13.0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7.6718">
                <text:p>17.6718</text:p>
              </table:table-cell>
              <table:table-cell office:value-type="float" office:value="76">
                <text:p>76</text:p>
              </table:table-cell>
              <table:table-cell office:value-type="float" office:value="7.86245">
                <text:p>7.86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396cm" svg:y="3.457cm" style:legend-expansion="high" chart:style-name="ch2"/>
        <chart:plot-area chart:style-name="ch3" table:cell-range-address="Sheet2.B22:Sheet2.C37 Sheet2.B20:Sheet2.B20 Sheet2.B1:Sheet2.B1 Sheet2.C3:Sheet2.C18 Sheet2.B41:Sheet2.B41 Sheet2.C43:Sheet2.C58 Sheet2.B60:Sheet2.B60 Sheet2.C62:Sheet2.C77" chart:data-source-has-labels="both" svg:x="1.282cm" svg:y="0.18cm" svg:width="12.795cm" svg:height="7.665cm">
          <chartooo:coordinate-region svg:x="1.718cm" svg:y="0.379cm" svg:width="11.987cm" svg:height="6.819cm"/>
          <chart:axis chart:dimension="x" chart:name="primary-x" chart:style-name="ch4" chartooo:axis-type="auto">
            <chart:title svg:x="7.529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t[s]</text:p>
            </chart:title>
            <chart:grid chart:style-name="ch6" chart:class="major"/>
          </chart:axis>
          <chart:series chart:style-name="ch7" chart:values-cell-range-address="Sheet2.C22:Sheet2.C37" chart:label-cell-address="Sheet2.B20:Sheet2.B20" chart:class="chart:scatter">
            <chart:domain table:cell-range-address="Sheet2.B22:Sheet2.B37"/>
            <chart:data-point chart:repeated="16"/>
          </chart:series>
          <chart:series chart:style-name="ch8" chart:values-cell-range-address="Sheet2.C3:Sheet2.C18" chart:label-cell-address="Sheet2.B1:Sheet2.B1" chart:class="chart:scatter">
            <chart:domain table:cell-range-address="Sheet2.B3:Sheet2.B18"/>
            <chart:data-point chart:repeated="16"/>
          </chart:series>
          <chart:series chart:style-name="ch9" chart:values-cell-range-address="Sheet2.C43:Sheet2.C58" chart:label-cell-address="Sheet2.B41:Sheet2.B41" chart:class="chart:scatter">
            <chart:domain table:cell-range-address="Sheet2.B43:Sheet2.B58"/>
            <chart:data-point chart:repeated="16"/>
          </chart:series>
          <chart:series chart:style-name="ch10" chart:values-cell-range-address="Sheet2.C62:Sheet2.C77" chart:label-cell-address="Sheet2.B60:Sheet2.B60" chart:class="chart:scatter">
            <chart:domain table:cell-range-address="Sheet2.B62:Sheet2.B7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</text:p>
                <draw:g>
                  <svg:desc>Sheet2.B20:Sheet2.B2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L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25L</text:p>
                <draw:g>
                  <svg:desc>Sheet2.B41:Sheet2.B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n</text:p>
                <draw:g>
                  <svg:desc>Sheet2.B60:Sheet2.B60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.1244591">
                <text:p>0.1244591</text:p>
                <draw:g>
                  <svg:desc>Sheet2.C3:Sheet2.C18</svg:desc>
                </draw:g>
              </table:table-cell>
              <table:table-cell office:value-type="float" office:value="9">
                <text:p>9</text:p>
                <draw:g>
                  <svg:desc>Sheet2.B43:Sheet2.B58</svg:desc>
                </draw:g>
              </table:table-cell>
              <table:table-cell office:value-type="float" office:value="0.0857349">
                <text:p>0.0857349</text:p>
                <draw:g>
                  <svg:desc>Sheet2.C43:Sheet2.C58</svg:desc>
                </draw:g>
              </table:table-cell>
              <table:table-cell office:value-type="float" office:value="9">
                <text:p>9</text:p>
                <draw:g>
                  <svg:desc>Sheet2.B62:Sheet2.B77</svg:desc>
                </draw:g>
              </table:table-cell>
              <table:table-cell office:value-type="float" office:value="0.1619927">
                <text:p>0.1619927</text:p>
                <draw:g>
                  <svg:desc>Sheet2.C62:Sheet2.C77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.325007">
                <text:p>0.325007</text:p>
              </table:table-cell>
              <table:table-cell office:value-type="float" office:value="17">
                <text:p>17</text:p>
              </table:table-cell>
              <table:table-cell office:value-type="float" office:value="0.1901972">
                <text:p>0.1901972</text:p>
              </table:table-cell>
              <table:table-cell office:value-type="float" office:value="17">
                <text:p>17</text:p>
              </table:table-cell>
              <table:table-cell office:value-type="float" office:value="0.26085">
                <text:p>0.26085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1.2121416">
                <text:p>1.2121416</text:p>
              </table:table-cell>
              <table:table-cell office:value-type="float" office:value="34">
                <text:p>34</text:p>
              </table:table-cell>
              <table:table-cell office:value-type="float" office:value="0.6724824">
                <text:p>0.6724824</text:p>
              </table:table-cell>
              <table:table-cell office:value-type="float" office:value="34">
                <text:p>34</text:p>
              </table:table-cell>
              <table:table-cell office:value-type="float" office:value="0.4813004">
                <text:p>0.4813004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1.5998447">
                <text:p>1.5998447</text:p>
              </table:table-cell>
              <table:table-cell office:value-type="float" office:value="39">
                <text:p>39</text:p>
              </table:table-cell>
              <table:table-cell office:value-type="float" office:value="0.8780853">
                <text:p>0.8780853</text:p>
              </table:table-cell>
              <table:table-cell office:value-type="float" office:value="39">
                <text:p>39</text:p>
              </table:table-cell>
              <table:table-cell office:value-type="float" office:value="0.5687269">
                <text:p>0.5687269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2.5538287">
                <text:p>2.5538287</text:p>
              </table:table-cell>
              <table:table-cell office:value-type="float" office:value="43">
                <text:p>43</text:p>
              </table:table-cell>
              <table:table-cell office:value-type="float" office:value="1.3192223">
                <text:p>1.3192223</text:p>
              </table:table-cell>
              <table:table-cell office:value-type="float" office:value="43">
                <text:p>43</text:p>
              </table:table-cell>
              <table:table-cell office:value-type="float" office:value="0.7712538">
                <text:p>0.7712538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3.6419977">
                <text:p>3.6419977</text:p>
              </table:table-cell>
              <table:table-cell office:value-type="float" office:value="53">
                <text:p>53</text:p>
              </table:table-cell>
              <table:table-cell office:value-type="float" office:value="1.9192094">
                <text:p>1.9192094</text:p>
              </table:table-cell>
              <table:table-cell office:value-type="float" office:value="53">
                <text:p>53</text:p>
              </table:table-cell>
              <table:table-cell office:value-type="float" office:value="0.8325936">
                <text:p>0.8325936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5.1254418">
                <text:p>5.1254418</text:p>
              </table:table-cell>
              <table:table-cell office:value-type="float" office:value="65">
                <text:p>65</text:p>
              </table:table-cell>
              <table:table-cell office:value-type="float" office:value="2.8831897">
                <text:p>2.8831897</text:p>
              </table:table-cell>
              <table:table-cell office:value-type="float" office:value="65">
                <text:p>65</text:p>
              </table:table-cell>
              <table:table-cell office:value-type="float" office:value="1.0042575">
                <text:p>1.0042575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6.1767032">
                <text:p>6.1767032</text:p>
              </table:table-cell>
              <table:table-cell office:value-type="float" office:value="71">
                <text:p>71</text:p>
              </table:table-cell>
              <table:table-cell office:value-type="float" office:value="3.230637">
                <text:p>3.230637</text:p>
              </table:table-cell>
              <table:table-cell office:value-type="float" office:value="71">
                <text:p>71</text:p>
              </table:table-cell>
              <table:table-cell office:value-type="float" office:value="1.0540636">
                <text:p>1.0540636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0.3256718">
                <text:p>0.3256718</text:p>
              </table:table-cell>
              <table:table-cell office:value-type="float" office:value="17">
                <text:p>17</text:p>
              </table:table-cell>
              <table:table-cell office:value-type="float" office:value="0.222767">
                <text:p>0.222767</text:p>
              </table:table-cell>
              <table:table-cell office:value-type="float" office:value="17">
                <text:p>17</text:p>
              </table:table-cell>
              <table:table-cell office:value-type="float" office:value="0.2584892">
                <text:p>0.2584892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0.4997031">
                <text:p>0.4997031</text:p>
              </table:table-cell>
              <table:table-cell office:value-type="float" office:value="21">
                <text:p>21</text:p>
              </table:table-cell>
              <table:table-cell office:value-type="float" office:value="0.2989753">
                <text:p>0.2989753</text:p>
              </table:table-cell>
              <table:table-cell office:value-type="float" office:value="21">
                <text:p>21</text:p>
              </table:table-cell>
              <table:table-cell office:value-type="float" office:value="0.313865">
                <text:p>0.313865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0.9093862">
                <text:p>0.9093862</text:p>
              </table:table-cell>
              <table:table-cell office:value-type="float" office:value="29">
                <text:p>29</text:p>
              </table:table-cell>
              <table:table-cell office:value-type="float" office:value="0.492403">
                <text:p>0.492403</text:p>
              </table:table-cell>
              <table:table-cell office:value-type="float" office:value="29">
                <text:p>29</text:p>
              </table:table-cell>
              <table:table-cell office:value-type="float" office:value="0.4274006">
                <text:p>0.4274006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2.3339871">
                <text:p>2.3339871</text:p>
              </table:table-cell>
              <table:table-cell office:value-type="float" office:value="42">
                <text:p>42</text:p>
              </table:table-cell>
              <table:table-cell office:value-type="float" office:value="1.0633613">
                <text:p>1.0633613</text:p>
              </table:table-cell>
              <table:table-cell office:value-type="float" office:value="42">
                <text:p>42</text:p>
              </table:table-cell>
              <table:table-cell office:value-type="float" office:value="0.6618017">
                <text:p>0.6618017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3.9818552">
                <text:p>3.9818552</text:p>
              </table:table-cell>
              <table:table-cell office:value-type="float" office:value="52">
                <text:p>52</text:p>
              </table:table-cell>
              <table:table-cell office:value-type="float" office:value="1.8923325">
                <text:p>1.8923325</text:p>
              </table:table-cell>
              <table:table-cell office:value-type="float" office:value="52">
                <text:p>52</text:p>
              </table:table-cell>
              <table:table-cell office:value-type="float" office:value="0.9987579">
                <text:p>0.9987579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5.0252556">
                <text:p>5.0252556</text:p>
              </table:table-cell>
              <table:table-cell office:value-type="float" office:value="58">
                <text:p>58</text:p>
              </table:table-cell>
              <table:table-cell office:value-type="float" office:value="2.538709">
                <text:p>2.538709</text:p>
              </table:table-cell>
              <table:table-cell office:value-type="float" office:value="58">
                <text:p>58</text:p>
              </table:table-cell>
              <table:table-cell office:value-type="float" office:value="1.151128">
                <text:p>1.151128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6.2004973">
                <text:p>6.2004973</text:p>
              </table:table-cell>
              <table:table-cell office:value-type="float" office:value="70">
                <text:p>70</text:p>
              </table:table-cell>
              <table:table-cell office:value-type="float" office:value="3.2135847">
                <text:p>3.2135847</text:p>
              </table:table-cell>
              <table:table-cell office:value-type="float" office:value="70">
                <text:p>70</text:p>
              </table:table-cell>
              <table:table-cell office:value-type="float" office:value="1.1299291">
                <text:p>1.1299291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7.0392152">
                <text:p>7.0392152</text:p>
              </table:table-cell>
              <table:table-cell office:value-type="float" office:value="76">
                <text:p>76</text:p>
              </table:table-cell>
              <table:table-cell office:value-type="float" office:value="3.7113749">
                <text:p>3.7113749</text:p>
              </table:table-cell>
              <table:table-cell office:value-type="float" office:value="76">
                <text:p>76</text:p>
              </table:table-cell>
              <table:table-cell office:value-type="float" office:value="1.305031">
                <text:p>1.305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396cm" svg:y="3.457cm" style:legend-expansion="high" chart:style-name="ch2"/>
        <chart:plot-area chart:style-name="ch3" table:cell-range-address="Sheet2.B62:Sheet2.B77 Sheet2.B60:Sheet2.B60 Sheet2.D62:Sheet2.D77 Sheet2.B41:Sheet2.B41 Sheet2.D43:Sheet2.D58 Sheet2.B1:Sheet2.B1 Sheet2.D3:Sheet2.D18 Sheet2.B20:Sheet2.B20 Sheet2.D22:Sheet2.D37" chart:data-source-has-labels="row" svg:x="1.599cm" svg:y="0.18cm" svg:width="12.478cm" svg:height="7.665cm">
          <chartooo:coordinate-region svg:x="2.22cm" svg:y="0.379cm" svg:width="11.67cm" svg:height="6.819cm"/>
          <chart:axis chart:dimension="x" chart:name="primary-x" chart:style-name="ch4">
            <chart:title svg:x="7.688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δ [%]</text:p>
            </chart:title>
            <chart:grid chart:style-name="ch6" chart:class="major"/>
          </chart:axis>
          <chart:series chart:style-name="ch7" chart:values-cell-range-address="Sheet2.D62:Sheet2.D77" chart:label-cell-address="Sheet2.B60:Sheet2.B60" chart:class="chart:scatter">
            <chart:domain table:cell-range-address="Sheet2.B62:Sheet2.B77"/>
            <chart:data-point chart:repeated="16"/>
          </chart:series>
          <chart:series chart:style-name="ch8" chart:values-cell-range-address="Sheet2.D43:Sheet2.D58" chart:label-cell-address="Sheet2.B41:Sheet2.B41" chart:class="chart:scatter">
            <chart:domain table:cell-range-address="Sheet2.B43:Sheet2.B58"/>
            <chart:data-point chart:repeated="16"/>
          </chart:series>
          <chart:series chart:style-name="ch9" chart:values-cell-range-address="Sheet2.D3:Sheet2.D18" chart:label-cell-address="Sheet2.B1:Sheet2.B1" chart:class="chart:scatter">
            <chart:domain table:cell-range-address="Sheet2.B3:Sheet2.B18"/>
            <chart:data-point chart:repeated="16"/>
          </chart:series>
          <chart:series chart:style-name="ch10" chart:values-cell-range-address="Sheet2.D22:Sheet2.D37" chart:label-cell-address="Sheet2.B20:Sheet2.B20" chart:class="chart:scatter">
            <chart:domain table:cell-range-address="Sheet2.B22:Sheet2.B3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n</text:p>
                <draw:g>
                  <svg:desc>Sheet2.B60:Sheet2.B6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25L</text:p>
                <draw:g>
                  <svg:desc>Sheet2.B41:Sheet2.B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L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</text:p>
                <draw:g>
                  <svg:desc>Sheet2.B20:Sheet2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2.B62:Sheet2.B77</svg:desc>
                </draw:g>
              </table:table-cell>
              <table:table-cell office:value-type="float" office:value="0">
                <text:p>0</text:p>
                <draw:g>
                  <svg:desc>Sheet2.D62:Sheet2.D77</svg:desc>
                </draw:g>
              </table:table-cell>
              <table:table-cell office:value-type="float" office:value="9">
                <text:p>9</text:p>
                <draw:g>
                  <svg:desc>Sheet2.B43:Sheet2.B58</svg:desc>
                </draw:g>
              </table:table-cell>
              <table:table-cell office:value-type="float" office:value="0">
                <text:p>0</text:p>
                <draw:g>
                  <svg:desc>Sheet2.D43:Sheet2.D58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">
                <text:p>0</text:p>
                <draw:g>
                  <svg:desc>Sheet2.D3:Sheet2.D18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">
                <text:p>0</text:p>
                <draw:g>
                  <svg:desc>Sheet2.D22:Sheet2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512821">
                <text:p>0.512821</text:p>
              </table:table-cell>
              <table:table-cell office:value-type="float" office:value="17">
                <text:p>17</text:p>
              </table:table-cell>
              <table:table-cell office:value-type="float" office:value="0.769231">
                <text:p>0.769231</text:p>
              </table:table-cell>
              <table:table-cell office:value-type="float" office:value="17">
                <text:p>17</text:p>
              </table:table-cell>
              <table:table-cell office:value-type="float" office:value="0.25641">
                <text:p>0.25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9.6734">
                <text:p>19.6734</text:p>
              </table:table-cell>
              <table:table-cell office:value-type="float" office:value="34">
                <text:p>34</text:p>
              </table:table-cell>
              <table:table-cell office:value-type="float" office:value="18.7947">
                <text:p>18.7947</text:p>
              </table:table-cell>
              <table:table-cell office:value-type="float" office:value="34">
                <text:p>34</text:p>
              </table:table-cell>
              <table:table-cell office:value-type="float" office:value="18.4603">
                <text:p>18.4603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7.8758">
                <text:p>17.8758</text:p>
              </table:table-cell>
              <table:table-cell office:value-type="float" office:value="39">
                <text:p>39</text:p>
              </table:table-cell>
              <table:table-cell office:value-type="float" office:value="15.3464">
                <text:p>15.3464</text:p>
              </table:table-cell>
              <table:table-cell office:value-type="float" office:value="39">
                <text:p>39</text:p>
              </table:table-cell>
              <table:table-cell office:value-type="float" office:value="15.3333">
                <text:p>15.3333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660142">
                <text:p>0.660142</text:p>
              </table:table-cell>
              <table:table-cell office:value-type="float" office:value="43">
                <text:p>43</text:p>
              </table:table-cell>
              <table:table-cell office:value-type="float" office:value="0.464413">
                <text:p>0.464413</text:p>
              </table:table-cell>
              <table:table-cell office:value-type="float" office:value="43">
                <text:p>43</text:p>
              </table:table-cell>
              <table:table-cell office:value-type="float" office:value="0.492883">
                <text:p>0.492883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7.5844">
                <text:p>27.5844</text:p>
              </table:table-cell>
              <table:table-cell office:value-type="float" office:value="53">
                <text:p>53</text:p>
              </table:table-cell>
              <table:table-cell office:value-type="float" office:value="24.3997">
                <text:p>24.3997</text:p>
              </table:table-cell>
              <table:table-cell office:value-type="float" office:value="53">
                <text:p>53</text:p>
              </table:table-cell>
              <table:table-cell office:value-type="float" office:value="18.6662">
                <text:p>18.6662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7.2703">
                <text:p>37.2703</text:p>
              </table:table-cell>
              <table:table-cell office:value-type="float" office:value="65">
                <text:p>65</text:p>
              </table:table-cell>
              <table:table-cell office:value-type="float" office:value="27.0473">
                <text:p>27.0473</text:p>
              </table:table-cell>
              <table:table-cell office:value-type="float" office:value="65">
                <text:p>65</text:p>
              </table:table-cell>
              <table:table-cell office:value-type="float" office:value="22.2784">
                <text:p>22.2784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42.0718">
                <text:p>42.0718</text:p>
              </table:table-cell>
              <table:table-cell office:value-type="float" office:value="71">
                <text:p>71</text:p>
              </table:table-cell>
              <table:table-cell office:value-type="float" office:value="31.2205">
                <text:p>31.2205</text:p>
              </table:table-cell>
              <table:table-cell office:value-type="float" office:value="71">
                <text:p>71</text:p>
              </table:table-cell>
              <table:table-cell office:value-type="float" office:value="27.0513">
                <text:p>27.0513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.25899">
                <text:p>2.25899</text:p>
              </table:table-cell>
              <table:table-cell office:value-type="float" office:value="17">
                <text:p>17</text:p>
              </table:table-cell>
              <table:table-cell office:value-type="float" office:value="2.89688">
                <text:p>2.89688</text:p>
              </table:table-cell>
              <table:table-cell office:value-type="float" office:value="17">
                <text:p>17</text:p>
              </table:table-cell>
              <table:table-cell office:value-type="float" office:value="1.70264">
                <text:p>1.70264</text:p>
              </table:table-cell>
              <table:table-cell office:value-type="float" office:value="17">
                <text:p>17</text:p>
              </table:table-cell>
              <table:table-cell office:value-type="float" office:value="1.00719">
                <text:p>1.00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.58035">
                <text:p>7.58035</text:p>
              </table:table-cell>
              <table:table-cell office:value-type="float" office:value="21">
                <text:p>21</text:p>
              </table:table-cell>
              <table:table-cell office:value-type="float" office:value="9.59365">
                <text:p>9.59365</text:p>
              </table:table-cell>
              <table:table-cell office:value-type="float" office:value="21">
                <text:p>21</text:p>
              </table:table-cell>
              <table:table-cell office:value-type="float" office:value="5.6003">
                <text:p>5.6003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9.47826">
                <text:p>9.47826</text:p>
              </table:table-cell>
              <table:table-cell office:value-type="float" office:value="29">
                <text:p>29</text:p>
              </table:table-cell>
              <table:table-cell office:value-type="float" office:value="5.11801">
                <text:p>5.11801</text:p>
              </table:table-cell>
              <table:table-cell office:value-type="float" office:value="29">
                <text:p>29</text:p>
              </table:table-cell>
              <table:table-cell office:value-type="float" office:value="9.75776">
                <text:p>9.75776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7.2389">
                <text:p>17.2389</text:p>
              </table:table-cell>
              <table:table-cell office:value-type="float" office:value="42">
                <text:p>42</text:p>
              </table:table-cell>
              <table:table-cell office:value-type="float" office:value="10.1574">
                <text:p>10.1574</text:p>
              </table:table-cell>
              <table:table-cell office:value-type="float" office:value="42">
                <text:p>42</text:p>
              </table:table-cell>
              <table:table-cell office:value-type="float" office:value="11.8741">
                <text:p>11.8741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7.8653">
                <text:p>17.8653</text:p>
              </table:table-cell>
              <table:table-cell office:value-type="float" office:value="52">
                <text:p>52</text:p>
              </table:table-cell>
              <table:table-cell office:value-type="float" office:value="15.3872">
                <text:p>15.3872</text:p>
              </table:table-cell>
              <table:table-cell office:value-type="float" office:value="52">
                <text:p>52</text:p>
              </table:table-cell>
              <table:table-cell office:value-type="float" office:value="8.48184">
                <text:p>8.48184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8.1095">
                <text:p>18.1095</text:p>
              </table:table-cell>
              <table:table-cell office:value-type="float" office:value="58">
                <text:p>58</text:p>
              </table:table-cell>
              <table:table-cell office:value-type="float" office:value="10.2158">
                <text:p>10.2158</text:p>
              </table:table-cell>
              <table:table-cell office:value-type="float" office:value="58">
                <text:p>58</text:p>
              </table:table-cell>
              <table:table-cell office:value-type="float" office:value="9.57393">
                <text:p>9.57393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7.1704">
                <text:p>27.1704</text:p>
              </table:table-cell>
              <table:table-cell office:value-type="float" office:value="70">
                <text:p>70</text:p>
              </table:table-cell>
              <table:table-cell office:value-type="float" office:value="15.9407">
                <text:p>15.9407</text:p>
              </table:table-cell>
              <table:table-cell office:value-type="float" office:value="70">
                <text:p>70</text:p>
              </table:table-cell>
              <table:table-cell office:value-type="float" office:value="14.7111">
                <text:p>14.7111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24.0335">
                <text:p>24.0335</text:p>
              </table:table-cell>
              <table:table-cell office:value-type="float" office:value="76">
                <text:p>76</text:p>
              </table:table-cell>
              <table:table-cell office:value-type="float" office:value="13.0297">
                <text:p>13.0297</text:p>
              </table:table-cell>
              <table:table-cell office:value-type="float" office:value="76">
                <text:p>76</text:p>
              </table:table-cell>
              <table:table-cell office:value-type="float" office:value="13.6617">
                <text:p>13.6617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